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4012C6E7F3B4BB19DC.png" manifest:media-type="image/png"/>
  <manifest:file-entry manifest:full-path="Pictures/1000000000000113000000B7D791444CD1581DF8.jpg" manifest:media-type="image/jpeg"/>
  <manifest:file-entry manifest:full-path="Pictures/10000201000000A10000007EB327DDD1420297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39cm" svg:height="7.999cm" svg:x="1.254cm" svg:y="1.002cm">
          <draw:image xlink:href="Pictures/1000000000000113000000B7D791444CD1581DF8.jpg" xlink:type="simple" xlink:show="embed" xlink:actuate="onLoad">
            <text:p/>
          </draw:image>
        </draw:frame>
        <draw:frame draw:style-name="gr1" draw:text-style-name="P1" draw:layer="layout" svg:width="1.469cm" svg:height="1.081cm" svg:x="5.627cm" svg:y="7.604cm">
          <draw:image xlink:href="Pictures/10000201000000A10000007EB327DDD1420297EE.png" xlink:type="simple" xlink:show="embed" xlink:actuate="onLoad">
            <text:p/>
          </draw:image>
        </draw:frame>
        <draw:frame draw:style-name="gr1" draw:text-style-name="P1" draw:layer="layout" svg:width="1.469cm" svg:height="1.081cm" svg:x="10.12cm" svg:y="7.489cm">
          <draw:image xlink:href="Pictures/10000201000000A10000007EB327DDD1420297EE.png" xlink:type="simple" xlink:show="embed" xlink:actuate="onLoad">
            <text:p/>
          </draw:image>
        </draw:frame>
        <draw:frame draw:style-name="gr1" draw:text-style-name="P1" draw:layer="layout" svg:width="1.469cm" svg:height="1.081cm" svg:x="4.683cm" svg:y="3.094cm">
          <draw:image xlink:href="Pictures/10000201000000A10000007EB327DDD1420297EE.png" xlink:type="simple" xlink:show="embed" xlink:actuate="onLoad">
            <text:p/>
          </draw:image>
        </draw:frame>
        <draw:frame draw:style-name="gr1" draw:text-style-name="P1" draw:layer="layout" svg:width="1.469cm" svg:height="1.081cm" svg:x="10.017cm" svg:y="4.591cm">
          <draw:image xlink:href="Pictures/10000201000000A10000007EB327DDD1420297EE.png" xlink:type="simple" xlink:show="embed" xlink:actuate="onLoad">
            <text:p/>
          </draw:image>
        </draw:frame>
        <draw:frame draw:style-name="gr1" draw:text-style-name="P1" draw:layer="layout" svg:width="6.596cm" svg:height="3.88cm" svg:x="6.108cm" svg:y="4.891cm">
          <draw:image xlink:href="Pictures/10000201000002000000014012C6E7F3B4BB19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4:23:58.424844991</meta:creation-date>
    <dc:date>2019-08-07T15:36:25.697718152</dc:date>
    <meta:editing-duration>PT9M7S</meta:editing-duration>
    <meta:editing-cycles>2</meta:editing-cycles>
    <meta:generator>LibreOffice/6.0.7.3$Linux_X86_64 LibreOffice_project/00m0$Build-3</meta:generator>
    <meta:document-statistic meta:object-count="6"/>
  </office:meta>
</office:document-meta>
</file>